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Var" svg:font-family="'Inter Var', Inter,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officeooo:paragraph-rsid="0008ce34"/>
    </style:style>
    <style:style style:name="P2" style:family="paragraph" style:parent-style-name="Standard">
      <style:paragraph-properties fo:margin-left="0in" fo:margin-right="0in" fo:text-align="start" style:justify-single-word="false" fo:orphans="2" fo:widows="2" fo:text-indent="0in" style:auto-text-indent="false"/>
      <style:text-properties officeooo:paragraph-rsid="000a213b"/>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31314" loext:opacity="100%" style:font-name="Inter Var" fo:font-size="10.5pt" fo:letter-spacing="normal" fo:font-style="normal" fo:font-weight="normal" officeooo:paragraph-rsid="000a213b"/>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31314" loext:opacity="100%" style:font-name="Inter Var" fo:font-size="10.5pt" fo:letter-spacing="normal" fo:font-style="normal" fo:font-weight="normal" officeooo:rsid="000d5789" officeooo:paragraph-rsid="000a213b"/>
    </style:style>
    <style:style style:name="T1" style:family="text">
      <style:text-properties fo:font-variant="normal" fo:text-transform="none" fo:color="#131314" loext:opacity="100%" style:font-name="Inter Var" fo:font-size="10.5pt" fo:letter-spacing="normal" fo:font-style="normal" fo:font-weight="normal"/>
    </style:style>
    <style:style style:name="T2" style:family="text">
      <style:text-properties fo:font-variant="normal" fo:text-transform="none" fo:color="#131314" loext:opacity="100%" style:font-name="Inter Var" fo:font-size="10.5pt" fo:letter-spacing="normal" fo:font-style="normal" fo:font-weight="normal" officeooo:rsid="0008ce34"/>
    </style:style>
    <style:style style:name="T3" style:family="text">
      <style:text-properties fo:font-variant="normal" fo:text-transform="none" fo:color="#131314" loext:opacity="100%" style:font-name="Inter Var" fo:font-size="10.5pt" fo:letter-spacing="normal" fo:font-style="normal" fo:font-weight="normal" officeooo:rsid="000a213b"/>
    </style:style>
    <style:style style:name="T4" style:family="text">
      <style:text-properties fo:font-variant="normal" fo:text-transform="none" fo:color="#131314" loext:opacity="100%" style:font-name="Inter Var" fo:font-size="10.5pt" fo:letter-spacing="normal" fo:font-style="normal" fo:font-weight="normal" officeooo:rsid="000a5c41"/>
    </style:style>
    <style:style style:name="T5" style:family="text">
      <style:text-properties fo:font-variant="normal" fo:text-transform="none" fo:color="#131314" loext:opacity="100%" style:font-name="Inter Var" fo:font-size="10.5pt" fo:letter-spacing="normal" fo:font-style="normal" fo:font-weight="normal" officeooo:rsid="000b69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ear Colleague,</text:span><text:line-break/><text:line-break/><text:span text:style-name="T1">I hope you </text:span><text:span text:style-name="T2">are</text:span><text:span text:style-name="T1"> well </text:span><text:span text:style-name="T2">and</text:span><text:span text:style-name="T1"> apologize for </text:span><text:span text:style-name="T2">disturbing you</text:span><text:span text:style-name="T1">. </text:span></text:p>
      <text:p text:style-name="P2"><text:span text:style-name="T1">I am </text:span><text:span text:style-name="T2">post- doc</text:span><text:span text:style-name="T1"> </text:span><text:span text:style-name="T2">in </text:span><text:span text:style-name="T1">the CentralSupele</text:span><text:span text:style-name="T2">c</text:span><text:span text:style-name="T1">, where I am </text:span><text:span text:style-name="T2">working at a <text:s/></text:span><text:span text:style-name="T1">develop</text:span><text:span text:style-name="T2">ment of</text:span><text:span text:style-name="T1"> a course 'Quantum Technologies' for students.</text:span><text:line-break/><text:line-break/><text:span text:style-name="T1">In </text:span><text:span text:style-name="T2">one of </text:span><text:span text:style-name="T1">the module "Scanning Tunneling Microscopy" </text:span><text:span text:style-name="T2">I </text:span><text:span text:style-name="T1">have </text:span><text:span text:style-name="T2">an idea to use </text:span><text:span text:style-name="T3">a </text:span><text:span text:style-name="T2">real </text:span><text:span text:style-name="T3">STM </text:span><text:span text:style-name="T2">data. </text:span><text:span text:style-name="T3">So, I would like to ask for your help. Perhaps you have data that you could share that were obtained in different modes of STM measurements (at constant current, constant height or current-voltage characteristics, for example) in .</text:span><text:span text:style-name="T4">gwi format </text:span><text:span text:style-name="T5">which e can process using the python module</text:span></text:p>
      <text:p text:style-name="P2"><text:line-break/><text:span text:style-name="T1">Thank you very much in advance for considering my request and for any assistance you may be able to provide. Your contribution would greatly enhance the learning experience for our students.</text:span><text:line-break/><text:line-break/><text:span text:style-name="T1">Best regards,</text:span><text:line-break/><text:span text:style-name="T1">--</text:span><text:line-break/><text:span text:style-name="T1">Mariya SOSNOVA</text:span></text:p>
      <text:p text:style-name="P3"/>
      <text:p text:style-name="P3">___________________________________________________________________________________</text:p>
      <text:p text:style-name="P3"/>
      <text:p text:style-name="P4">I am a post-doctoral researcher at CentralSupelec, currently involved in developing a course on "Quantum Technologies" for our students.</text:p>
      <text:p text:style-name="P4"/>
      <text:p text:style-name="P4">Within one of our modules, specifically focusing on "Scanning Tunneling Microscopy," I would like to incorporate real STM data to enrich the learning experience. </text:p>
      <text:p text:style-name="P4"/>
      <text:p text:style-name="P4">Thus, I am writing to ask if you might have data that you could share to incorporate in this progect. <text:s/>It would be perfect, if the data was obtained using various modes of STM measurements (such as constant current, constant height, or current-voltage characteristics) and it was in .gwi format, which we can process using Python modules.</text:p>
      <text:p text:style-name="P4"/>
      <text:p text:style-name="P4">Your contribution would significantly enhance our students' understanding and practical exposure to this critical area of study.</text:p>
      <text:p text:style-name="P4"/>
      <text:p text:style-name="P4">Thank you in advance for considering my request. Any assistance you could provide would be appreciated.</text:p>
      <text:p text:style-name="P4"/>
      <text:p text:style-name="P4">I apologize for troubling you and hope that my request will not inconvenience you too much.</text:p>
      <text:p text:style-name="P3">___________________________________________________________________________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Var" svg:font-family="'Inter Var', Inter,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3T11:25:23.988016242</meta:creation-date>
    <dc:date>2024-05-03T12:41:31.238022668</dc:date>
    <meta:editing-duration>PT2M25S</meta:editing-duration>
    <meta:editing-cycles>1</meta:editing-cycles>
    <meta:generator>LibreOffice/7.3.7.2$Linux_X86_64 LibreOffice_project/30$Build-2</meta:generator>
    <meta:document-statistic meta:table-count="0" meta:image-count="0" meta:object-count="0" meta:page-count="1" meta:paragraph-count="11" meta:word-count="285" meta:character-count="1928" meta:non-whitespace-character-count="1646"/>
  </office:meta>
</office:document-meta>
</file>